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7.103cm"/>
    </style:style>
    <style:style style:name="co5" style:family="table-column">
      <style:table-column-properties fo:break-before="auto" style:column-width="6.52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1" style:family="table-cell" style:parent-style-name="Default">
      <style:table-cell-properties fo:border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8"/>
        <table:table-column table:style-name="co3" table:default-cell-style-name="ce11"/>
        <table:table-column table:style-name="co3" table:number-columns-repeated="4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ce5"/>
        <table:table-column table:style-name="co3" table:default-cell-style-name="ce11"/>
        <table:table-column table:style-name="co3" table:number-columns-repeated="1007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office:value-type="string">
            <text:p>Colomar Soriano, Carlos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4" office:value-type="string">
            <text:p>Adrover Serra, Toni</text:p>
          </table:table-cell>
          <table:table-cell table:style-name="ce10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2">
            <text:p>2</text:p>
          </table:table-cell>
          <table:table-cell office:value-type="string">
            <text:p>Jimeno Moya, José Manuel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Amengual Jiménez, José María</text:p>
          </table:table-cell>
          <table:table-cell office:value-type="float" office:value="3.25">
            <text:p>3,25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Grup 1, 2S, GEED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3">
            <text:p>3</text:p>
          </table:table-cell>
          <table:table-cell office:value-type="string">
            <text:p>Ripoll Sastre, Antoni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Amengual Llofriu, Mateo</text:p>
          </table:table-cell>
          <table:table-cell office:value-type="float" office:value="6.25">
            <text:p>6,25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4">
            <text:p>4</text:p>
          </table:table-cell>
          <table:table-cell office:value-type="string">
            <text:p>Barba Castro, Antonio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Pérez Berral, Carlos</text:p>
          </table:table-cell>
          <table:table-cell office:value-type="float" office:value="9.5">
            <text:p>9,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TES CONTROL 3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5">
            <text:p>5</text:p>
          </table:table-cell>
          <table:table-cell office:value-type="string">
            <text:p>Adrover Serra, Toni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Cantallops Busquets, Joan</text:p>
          </table:table-cell>
          <table:table-cell office:value-type="float" office:value="9.5">
            <text:p>9,5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6">
            <text:p>6</text:p>
          </table:table-cell>
          <table:table-cell office:value-type="string">
            <text:p>Payeras Mestre, Francisca Maria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Barba Castro, Antonio</text:p>
          </table:table-cell>
          <table:table-cell office:value-type="float" office:value="9.25">
            <text:p>9,25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9" office:value-type="string">
            <text:p>Nota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Amengual Llofriu, Mateo</text:p>
          </table:table-cell>
          <table:table-cell office:value-type="float" office:value="7.75">
            <text:p>7,75</text:p>
          </table:table-cell>
          <table:table-cell table:number-columns-repeated="4"/>
          <table:table-cell office:value-type="string">
            <text:p>Delgado Tashiguano, Edwin Alejandro</text:p>
          </table:table-cell>
          <table:table-cell office:value-type="float" office:value="8.5">
            <text:p>8,5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Adrover Serra, Toni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10" table:formula="of:=IF(OR([.B8]&lt;&gt;&quot;&quot;;[.C8]&lt;&gt;&quot;&quot;);[.B8]+[.C8];&quot;&quot;)" office:value-type="float" office:value="5">
            <text:p>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Juan Moreno, Pere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Perelló Borràs, Joan</text:p>
          </table:table-cell>
          <table:table-cell office:value-type="float" office:value="8.5">
            <text:p>8,5</text:p>
          </table:table-cell>
          <table:table-cell table:number-columns-repeated="1007"/>
        </table:table-row>
        <table:table-row table:style-name="ro2">
          <table:table-cell office:value-type="string">
            <text:p>Amengual Jiménez, José María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formula="of:=IF(OR([.B9]&lt;&gt;&quot;&quot;;[.C9]&lt;&gt;&quot;&quot;);[.B9]+[.C9];&quot;&quot;)" office:value-type="float" office:value="3.25">
            <text:p>3,25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Costa Ramis, Miquela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Ripoll Sastre, Antoni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Amengual Llofriu, Mateo</text:p>
          </table:table-cell>
          <table:table-cell office:value-type="float" office:value="4.75">
            <text:p>4,75</text:p>
          </table:table-cell>
          <table:table-cell office:value-type="float" office:value="1.5">
            <text:p>1,5</text:p>
          </table:table-cell>
          <table:table-cell table:formula="of:=IF(OR([.B10]&lt;&gt;&quot;&quot;;[.C10]&lt;&gt;&quot;&quot;);[.B10]+[.C10];&quot;&quot;)" office:value-type="float" office:value="6.25">
            <text:p>6,2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Recio Soler, Eduardo</text:p>
          </table:table-cell>
          <table:table-cell office:value-type="float" office:value="7.25">
            <text:p>7,25</text:p>
          </table:table-cell>
          <table:table-cell table:number-columns-repeated="4"/>
          <table:table-cell office:value-type="string">
            <text:p>Picó Autonell, Marc</text:p>
          </table:table-cell>
          <table:table-cell office:value-type="float" office:value="7.8">
            <text:p>7,8</text:p>
          </table:table-cell>
          <table:table-cell table:number-columns-repeated="1007"/>
        </table:table-row>
        <table:table-row table:style-name="ro2">
          <table:table-cell office:value-type="string">
            <text:p>Amengual Riquelme, Eva Glor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OR([.B11]&lt;&gt;&quot;&quot;;[.C11]&lt;&gt;&quot;&quot;);[.B11]+[.C11];&quot;&quot;)" office:value-type="float" office:value="2">
            <text:p>2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string">
            <text:p>Quetglas Molinas, Maria Del Mar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Edo Guasch, Irene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2">
          <table:table-cell office:value-type="string">
            <text:p>Balaguer Reig, Marc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formula="of:=IF(OR([.B12]&lt;&gt;&quot;&quot;;[.C12]&lt;&gt;&quot;&quot;);[.B12]+[.C12];&quot;&quot;)" office:value-type="float" office:value="5.5">
            <text:p>5,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Tur Oliver, Antonio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Riutort Piña, José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2">
          <table:table-cell office:value-type="string">
            <text:p>Ballesteros Borrego, Antonio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13]&lt;&gt;&quot;&quot;;[.C13]&lt;&gt;&quot;&quot;);[.B13]+[.C13];&quot;&quot;)" office:value-type="float" office:value="4.5">
            <text:p>4,5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alaguer Reig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Llull Cabrer, Maria Magdalena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Barba Castro, Antonio</text:p>
          </table:table-cell>
          <table:table-cell office:value-type="float" office:value="4.75">
            <text:p>4,75</text:p>
          </table:table-cell>
          <table:table-cell office:value-type="float" office:value="4.5">
            <text:p>4,5</text:p>
          </table:table-cell>
          <table:table-cell table:formula="of:=IF(OR([.B14]&lt;&gt;&quot;&quot;;[.C14]&lt;&gt;&quot;&quot;);[.B14]+[.C14];&quot;&quot;)" office:value-type="float" office:value="9.25">
            <text:p>9,2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Picó Autonell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Valiente Cot, Joan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2">
          <table:table-cell office:value-type="string">
            <text:p>Begazo Meza, Guillermo César</text:p>
          </table:table-cell>
          <table:table-cell office:value-type="float" office:value="0">
            <text:p>0</text:p>
          </table:table-cell>
          <table:table-cell/>
          <table:table-cell table:formula="of:=IF(OR([.B15]&lt;&gt;&quot;&quot;;[.C15]&lt;&gt;&quot;&quot;);[.B15]+[.C15];&quot;&quot;)" office:value-type="float" office:value="0">
            <text:p>0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Jimeno Moya, José Manuel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2">
          <table:table-cell office:value-type="string">
            <text:p>Cabanillas González, Sandra</text:p>
          </table:table-cell>
          <table:table-cell office:value-type="float" office:value="0">
            <text:p>0</text:p>
          </table:table-cell>
          <table:table-cell/>
          <table:table-cell table:formula="of:=IF(OR([.B16]&lt;&gt;&quot;&quot;;[.C16]&lt;&gt;&quot;&quot;);[.B16]+[.C16];&quot;&quot;)" office:value-type="float" office:value="0">
            <text:p>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allesteros Borrego, Antonio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string">
            <text:p>Payeras Mestre, Francisca Maria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2">
          <table:table-cell office:value-type="string">
            <text:p>Campos Pérez, José Pedro</text:p>
          </table:table-cell>
          <table:table-cell table:number-columns-repeated="2"/>
          <table:table-cell table:formula="of:=IF(OR([.B17]&lt;&gt;&quot;&quot;;[.C17]&lt;&gt;&quot;&quot;);[.B17]+[.C17];&quot;&quot;)">
            <text:p/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Jiménez López, Rafael</text:p>
          </table:table-cell>
          <table:table-cell office:value-type="float" office:value="4.25">
            <text:p>4,25</text:p>
          </table:table-cell>
          <table:table-cell table:number-columns-repeated="4"/>
          <table:table-cell office:value-type="string">
            <text:p>Balaguer Reig, Marc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2">
          <table:table-cell office:value-type="string">
            <text:p>Cantallops Busquets, Joa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table:formula="of:=IF(OR([.B18]&lt;&gt;&quot;&quot;;[.C18]&lt;&gt;&quot;&quot;);[.B18]+[.C18];&quot;&quot;)" office:value-type="float" office:value="9.5">
            <text:p>9,5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Peralta Salas, Blas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Costa Ramis, Miquela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2">
          <table:table-cell office:value-type="string">
            <text:p>Caña Ferrer, Margarita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formula="of:=IF(OR([.B19]&lt;&gt;&quot;&quot;;[.C19]&lt;&gt;&quot;&quot;);[.B19]+[.C19];&quot;&quot;)" office:value-type="float" office:value="4">
            <text:p>4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López del Amo Franco, Aleix Miquel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Puertas Thorborg, Jelle Miguel</text:p>
          </table:table-cell>
          <table:table-cell office:value-type="float" office:value="5.75">
            <text:p>5,75</text:p>
          </table:table-cell>
          <table:table-cell table:number-columns-repeated="1007"/>
        </table:table-row>
        <table:table-row table:style-name="ro2">
          <table:table-cell office:value-type="string">
            <text:p>Capó Priego, Gabriel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formula="of:=IF(OR([.B20]&lt;&gt;&quot;&quot;;[.C20]&lt;&gt;&quot;&quot;);[.B20]+[.C20];&quot;&quot;)" office:value-type="float" office:value="2.8">
            <text:p>2,8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Garcia Fluxà, Carlos</text:p>
          </table:table-cell>
          <table:table-cell office:value-type="float" office:value="3.75">
            <text:p>3,75</text:p>
          </table:table-cell>
          <table:table-cell table:number-columns-repeated="4"/>
          <table:table-cell office:value-type="string">
            <text:p>Juan Moreno, Pere</text:p>
          </table:table-cell>
          <table:table-cell office:value-type="float" office:value="4.5">
            <text:p>4,5</text:p>
          </table:table-cell>
          <table:table-cell table:number-columns-repeated="1007"/>
        </table:table-row>
        <table:table-row table:style-name="ro2">
          <table:table-cell office:value-type="string">
            <text:p>Carcelen Llabrés, José Miguel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Valiente Cot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Martínez Bonnín, Eric</text:p>
          </table:table-cell>
          <table:table-cell office:value-type="float" office:value="4.5">
            <text:p>4,5</text:p>
          </table:table-cell>
          <table:table-cell table:number-columns-repeated="1007"/>
        </table:table-row>
        <table:table-row table:style-name="ro2">
          <table:table-cell office:value-type="string">
            <text:p>Colomar Soriano, Carlos</text:p>
          </table:table-cell>
          <table:table-cell office:value-type="float" office:value="1.75">
            <text:p>1,75</text:p>
          </table:table-cell>
          <table:table-cell office:value-type="float" office:value="1.5">
            <text:p>1,5</text:p>
          </table:table-cell>
          <table:table-cell table:formula="of:=IF(OR([.B22]&lt;&gt;&quot;&quot;;[.C22]&lt;&gt;&quot;&quot;);[.B22]+[.C22];&quot;&quot;)" office:value-type="float" office:value="3.25">
            <text:p>3,25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Cantallops Busquets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Ballesteros Borrego, Antonio</text:p>
          </table:table-cell>
          <table:table-cell office:value-type="float" office:value="4.5">
            <text:p>4,5</text:p>
          </table:table-cell>
          <table:table-cell table:number-columns-repeated="1007"/>
        </table:table-row>
        <table:table-row table:style-name="ro2">
          <table:table-cell office:value-type="string">
            <text:p>Costa Ramis, Miquela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IF(OR([.B23]&lt;&gt;&quot;&quot;;[.C23]&lt;&gt;&quot;&quot;);[.B23]+[.C23];&quot;&quot;)" office:value-type="float" office:value="5.5">
            <text:p>5,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string">
            <text:p>Amengual Riquelme, Eva Gloria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Garcia Fluxà, Carlos</text:p>
          </table:table-cell>
          <table:table-cell office:value-type="float" office:value="4.25">
            <text:p>4,25</text:p>
          </table:table-cell>
          <table:table-cell table:number-columns-repeated="1007"/>
        </table:table-row>
        <table:table-row table:style-name="ro2">
          <table:table-cell office:value-type="string">
            <text:p>Delgado Tashiguano, Edwin Alejandro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formula="of:=IF(OR([.B24]&lt;&gt;&quot;&quot;;[.C24]&lt;&gt;&quot;&quot;);[.B24]+[.C24];&quot;&quot;)" office:value-type="float" office:value="8.5">
            <text:p>8,5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Cabanillas González, Sandr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Palou de Comasema Dameto, Pere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2">
          <table:table-cell office:value-type="string">
            <text:p>Edo Guasch, Irene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table:formula="of:=IF(OR([.B25]&lt;&gt;&quot;&quot;;[.C25]&lt;&gt;&quot;&quot;);[.B25]+[.C25];&quot;&quot;)" office:value-type="float" office:value="7.5">
            <text:p>7,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string">
            <text:p>Edo Guasch, Irene</text:p>
          </table:table-cell>
          <table:table-cell office:value-type="float" office:value="2.5">
            <text:p>2,5</text:p>
          </table:table-cell>
          <table:table-cell/>
          <table:table-cell table:formula="of:=11/41" office:value-type="float" office:value="0.268292682926829">
            <text:p>0,27</text:p>
          </table:table-cell>
          <table:table-cell table:number-columns-repeated="2"/>
          <table:table-cell office:value-type="string">
            <text:p>Tur Oliver, Antonio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2">
          <table:table-cell office:value-type="string">
            <text:p>Frau Reinés, Juan Miguel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table:formula="of:=IF(OR([.B26]&lt;&gt;&quot;&quot;;[.C26]&lt;&gt;&quot;&quot;);[.B26]+[.C26];&quot;&quot;)" office:value-type="float" office:value="3.5">
            <text:p>3,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string">
            <text:p>Llull Cabrer, Maria Magdalen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Caña Ferrer, Margarita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2">
          <table:table-cell office:value-type="string">
            <text:p>Garcia Fluxà, Carlos</text:p>
          </table:table-cell>
          <table:table-cell office:value-type="float" office:value="2.75">
            <text:p>2,75</text:p>
          </table:table-cell>
          <table:table-cell office:value-type="float" office:value="1.5">
            <text:p>1,5</text:p>
          </table:table-cell>
          <table:table-cell table:formula="of:=IF(OR([.B27]&lt;&gt;&quot;&quot;;[.C27]&lt;&gt;&quot;&quot;);[.B27]+[.C27];&quot;&quot;)" office:value-type="float" office:value="4.25">
            <text:p>4,25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Puertas Thorborg, Jelle Miguel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Recio Soler, Eduardo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2">
          <table:table-cell office:value-type="string">
            <text:p>Jiménez López, Rafael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28]&lt;&gt;&quot;&quot;;[.C28]&lt;&gt;&quot;&quot;);[.B28]+[.C28];&quot;&quot;)" office:value-type="float" office:value="1.5">
            <text:p>1,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string">
            <text:p>Pérez Berral, Carlos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López del Amo Franco, Aleix Miquel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2">
          <table:table-cell office:value-type="string">
            <text:p>Jimeno Moya, José Manuel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IF(OR([.B29]&lt;&gt;&quot;&quot;;[.C29]&lt;&gt;&quot;&quot;);[.B29]+[.C29];&quot;&quot;)" office:value-type="float" office:value="5.5">
            <text:p>5,5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egazo Meza, Guillermo César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Frau Reinés, Juan Miguel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2">
          <table:table-cell office:value-type="string">
            <text:p>Juan Moreno, Pere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30]&lt;&gt;&quot;&quot;;[.C30]&lt;&gt;&quot;&quot;);[.B30]+[.C30];&quot;&quot;)" office:value-type="float" office:value="4.5">
            <text:p>4,5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Amengual Jiménez, José María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Muñoz Benavides, Carlos Andrés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2">
          <table:table-cell office:value-type="string">
            <text:p>Llull Cabrer, Maria Magdalena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table:formula="of:=IF(OR([.B31]&lt;&gt;&quot;&quot;;[.C31]&lt;&gt;&quot;&quot;);[.B31]+[.C31];&quot;&quot;)" office:value-type="float" office:value="6">
            <text:p>6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string">
            <text:p>Martínez Bonnín, Eric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string">
            <text:p>Colomar Soriano, Carlos</text:p>
          </table:table-cell>
          <table:table-cell office:value-type="float" office:value="3.25">
            <text:p>3,25</text:p>
          </table:table-cell>
          <table:table-cell table:number-columns-repeated="1007"/>
        </table:table-row>
        <table:table-row table:style-name="ro2">
          <table:table-cell office:value-type="string">
            <text:p>López Molinari, Gabriela</text:p>
          </table:table-cell>
          <table:table-cell table:number-columns-repeated="2" office:value-type="float" office:value="0">
            <text:p>0</text:p>
          </table:table-cell>
          <table:table-cell table:formula="of:=IF(OR([.B32]&lt;&gt;&quot;&quot;;[.C32]&lt;&gt;&quot;&quot;);[.B32]+[.C32];&quot;&quot;)" office:value-type="float" office:value="0">
            <text:p>0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López Molinari, Gabriela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Capó Priego, Gabriel</text:p>
          </table:table-cell>
          <table:table-cell office:value-type="float" office:value="2.8">
            <text:p>2,8</text:p>
          </table:table-cell>
          <table:table-cell table:number-columns-repeated="1007"/>
        </table:table-row>
        <table:table-row table:style-name="ro2">
          <table:table-cell office:value-type="string">
            <text:p>López del Amo Franco, Aleix Miquel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table:formula="of:=IF(OR([.B33]&lt;&gt;&quot;&quot;;[.C33]&lt;&gt;&quot;&quot;);[.B33]+[.C33];&quot;&quot;)" office:value-type="float" office:value="4">
            <text:p>4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Campos Pérez, José Pedro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Peralta Salas, Blas</text:p>
          </table:table-cell>
          <table:table-cell office:value-type="float" office:value="2.75">
            <text:p>2,75</text:p>
          </table:table-cell>
          <table:table-cell table:number-columns-repeated="1007"/>
        </table:table-row>
        <table:table-row table:style-name="ro2">
          <table:table-cell office:value-type="string">
            <text:p>Martín Bermejo, Verónica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Frau Reinés, Juan Miguel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Quetglas Molinas, Maria Del Mar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string">
            <text:p>Martínez Bonnín, Eric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35]&lt;&gt;&quot;&quot;;[.C35]&lt;&gt;&quot;&quot;);[.B35]+[.C35];&quot;&quot;)" office:value-type="float" office:value="4.5">
            <text:p>4,5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Amengual Riquelme, Eva Gloria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2">
          <table:table-cell office:value-type="string">
            <text:p>Muñoz Benavides, Carlos Andrés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table:formula="of:=IF(OR([.B36]&lt;&gt;&quot;&quot;;[.C36]&lt;&gt;&quot;&quot;);[.B36]+[.C36];&quot;&quot;)" office:value-type="float" office:value="3.5">
            <text:p>3,5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string">
            <text:p>Riutort Piña, José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Jiménez López, Rafael</text:p>
          </table:table-cell>
          <table:table-cell office:value-type="float" office:value="1.5">
            <text:p>1,5</text:p>
          </table:table-cell>
          <table:table-cell table:number-columns-repeated="1007"/>
        </table:table-row>
        <table:table-row table:style-name="ro2">
          <table:table-cell office:value-type="string">
            <text:p>Palou de Comasema Dameto, Pere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formula="of:=IF(OR([.B37]&lt;&gt;&quot;&quot;;[.C37]&lt;&gt;&quot;&quot;);[.B37]+[.C37];&quot;&quot;)" office:value-type="float" office:value="4">
            <text:p>4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string">
            <text:p>Caña Ferrer, Margarita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López Molinari, Gabriela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Payeras Mestre, Francisca Maria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formula="of:=IF(OR([.B38]&lt;&gt;&quot;&quot;;[.C38]&lt;&gt;&quot;&quot;);[.B38]+[.C38];&quot;&quot;)" office:value-type="float" office:value="5.5">
            <text:p>5,5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string">
            <text:p>Capó Priego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Vega Lopez, Antonio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Peralta Salas, Blas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formula="of:=IF(OR([.B39]&lt;&gt;&quot;&quot;;[.C39]&lt;&gt;&quot;&quot;);[.B39]+[.C39];&quot;&quot;)" office:value-type="float" office:value="2.75">
            <text:p>2,75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string">
            <text:p>Delgado Tashiguano, Edwin Alejandro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gazo Meza, Guillermo César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formula="of:=IF(OR([.B40]&lt;&gt;&quot;&quot;;[.C40]&lt;&gt;&quot;&quot;);[.B40]+[.C40];&quot;&quot;)" office:value-type="float" office:value="8.5">
            <text:p>8,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string">
            <text:p>Videckis Martini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banillas González, Sandra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Pérez Berral, Carlos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table:formula="of:=IF(OR([.B41]&lt;&gt;&quot;&quot;;[.C41]&lt;&gt;&quot;&quot;);[.B41]+[.C41];&quot;&quot;)" office:value-type="float" office:value="9.5">
            <text:p>9,5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string">
            <text:p>Muñoz Benavides, Carlos André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Videckis Martini, Gabriel</text:p>
          </table:table-cell>
          <table:table-cell table:number-columns-repeated="1008"/>
        </table:table-row>
        <table:table-row table:style-name="ro2">
          <table:table-cell office:value-type="string">
            <text:p>Picó Autonell, Marc</text:p>
          </table:table-cell>
          <table:table-cell office:value-type="float" office:value="4.3">
            <text:p>4,3</text:p>
          </table:table-cell>
          <table:table-cell office:value-type="float" office:value="3.5">
            <text:p>3,5</text:p>
          </table:table-cell>
          <table:table-cell table:formula="of:=IF(OR([.B42]&lt;&gt;&quot;&quot;;[.C42]&lt;&gt;&quot;&quot;);[.B42]+[.C42];&quot;&quot;)" office:value-type="float" office:value="7.8">
            <text:p>7,8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1008"/>
        </table:table-row>
        <table:table-row table:style-name="ro2">
          <table:table-cell office:value-type="string">
            <text:p>Puertas Thorborg, Jelle Miguel</text:p>
          </table:table-cell>
          <table:table-cell office:value-type="float" office:value="3.25">
            <text:p>3,25</text:p>
          </table:table-cell>
          <table:table-cell office:value-type="float" office:value="2.5">
            <text:p>2,5</text:p>
          </table:table-cell>
          <table:table-cell table:formula="of:=IF(OR([.B43]&lt;&gt;&quot;&quot;;[.C43]&lt;&gt;&quot;&quot;);[.B43]+[.C43];&quot;&quot;)" office:value-type="float" office:value="5.75">
            <text:p>5,75</text:p>
          </table:table-cell>
          <table:table-cell table:number-columns-repeated="5"/>
          <table:table-cell office:value-type="string">
            <text:p>Vega Lopez, Antonio</text:p>
          </table:table-cell>
          <table:table-cell table:number-columns-repeated="5"/>
          <table:table-cell office:value-type="string">
            <text:p>Campos Pérez, José Pedro</text:p>
          </table:table-cell>
          <table:table-cell table:number-columns-repeated="1008"/>
        </table:table-row>
        <table:table-row table:style-name="ro2">
          <table:table-cell office:value-type="string">
            <text:p>Quetglas Molinas, Maria Del M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OR([.B44]&lt;&gt;&quot;&quot;;[.C44]&lt;&gt;&quot;&quot;);[.B44]+[.C44];&quot;&quot;)" office:value-type="float" office:value="2">
            <text:p>2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1008"/>
        </table:table-row>
        <table:table-row table:style-name="ro2">
          <table:table-cell office:value-type="string">
            <text:p>Recio Soler, Eduardo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formula="of:=IF(OR([.B45]&lt;&gt;&quot;&quot;;[.C45]&lt;&gt;&quot;&quot;);[.B45]+[.C45];&quot;&quot;)" office:value-type="float" office:value="4">
            <text:p>4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1008"/>
        </table:table-row>
        <table:table-row table:style-name="ro2">
          <table:table-cell office:value-type="string">
            <text:p>Ribas Pizà, Andrés</text:p>
          </table:table-cell>
          <table:table-cell table:number-columns-repeated="2"/>
          <table:table-cell table:formula="of:=IF(OR([.B46]&lt;&gt;&quot;&quot;;[.C46]&lt;&gt;&quot;&quot;);[.B46]+[.C46];&quot;&quot;)">
            <text:p/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string">
            <text:p>Ripoll Sastre, Antoni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table:formula="of:=IF(OR([.B47]&lt;&gt;&quot;&quot;;[.C47]&lt;&gt;&quot;&quot;);[.B47]+[.C47];&quot;&quot;)" office:value-type="float" office:value="8">
            <text:p>8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string">
            <text:p>Riutort Piña, José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B48]&lt;&gt;&quot;&quot;;[.C48]&lt;&gt;&quot;&quot;);[.B48]+[.C48];&quot;&quot;)" office:value-type="float" office:value="7.5">
            <text:p>7,5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string">
            <text:p>Tur Oliver, Antonio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formula="of:=IF(OR([.B49]&lt;&gt;&quot;&quot;;[.C49]&lt;&gt;&quot;&quot;);[.B49]+[.C49];&quot;&quot;)" office:value-type="float" office:value="4">
            <text:p>4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string">
            <text:p>Valiente Cot, Joan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table:formula="of:=IF(OR([.B50]&lt;&gt;&quot;&quot;;[.C50]&lt;&gt;&quot;&quot;);[.B50]+[.C50];&quot;&quot;)" office:value-type="float" office:value="5.5">
            <text:p>5,5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string">
            <text:p>Vega Lopez, Antonio</text:p>
          </table:table-cell>
          <table:table-cell/>
          <table:table-cell office:value-type="float" office:value="0">
            <text:p>0</text:p>
          </table:table-cell>
          <table:table-cell table:formula="of:=IF(OR([.B51]&lt;&gt;&quot;&quot;;[.C51]&lt;&gt;&quot;&quot;);[.B51]+[.C51];&quot;&quot;)" office:value-type="float" office:value="0">
            <text:p>0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string">
            <text:p>Videckis Martini, Gabriel</text:p>
          </table:table-cell>
          <table:table-cell table:number-columns-repeated="2"/>
          <table:table-cell table:formula="of:=IF(OR([.B52]&lt;&gt;&quot;&quot;;[.C52]&lt;&gt;&quot;&quot;);[.B52]+[.C52];&quot;&quot;)">
            <text:p/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</table:table>
      <table:database-ranges>
        <table:database-range table:target-range-address="'Fulla 1'.P4:'Fulla 1'.Q4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11/05/2011</text:date>, <text:time>11:32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7H32M15S</meta:editing-duration>
    <dc:date>2011-05-11T11:32:12.96</dc:date>
    <meta:generator>OpenOffice.org/3.0$Win32 OpenOffice.org_project/300m15$Build-9379</meta:generator>
    <meta:editing-cycles>22</meta:editing-cycles>
    <meta:document-statistic meta:table-count="1" meta:cell-count="40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